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1cm"/>
    </style:style>
    <style:style style:name="gr3" style:family="graphic" style:parent-style-name="standard">
      <style:graphic-properties draw:stroke="none" svg:stroke-color="#000000" draw:fill="none" draw:fill-color="#ffffff" fo:min-height="0.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3cm" fo:min-width="0cm"/>
    </style:style>
    <style:style style:name="gr8" style:family="graphic" style:parent-style-name="standard">
      <style:graphic-properties svg:stroke-width="0.028cm" svg:stroke-color="#ffffcc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color="#000000" draw:fill-color="#000000" draw:textarea-vertical-align="middle"/>
    </style:style>
    <style:style style:name="gr10" style:family="graphic" style:parent-style-name="standard">
      <style:graphic-properties draw:fill-color="#ffffcc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cm" fo:min-width="0.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.675cm"/>
    </style:style>
    <style:style style:name="gr13" style:family="graphic" style:parent-style-name="standard">
      <style:graphic-properties svg:stroke-color="#ffffff" draw:fill-color="#000000" draw:textarea-horizontal-align="center" draw:textarea-vertical-align="middle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  <style:text-properties fo:color="#ffffff" fo:font-size="9pt" style:font-size-asian="9pt" style:font-size-complex="9pt"/>
    </style:style>
    <style:style style:name="P3" style:family="paragraph">
      <style:text-properties fo:color="#ffffff"/>
    </style:style>
    <style:style style:name="P4" style:family="paragraph">
      <style:text-properties fo:color="#ffffff" fo:font-family="'Lucida Console'" style:font-family-generic="modern" style:font-pitch="fixed" fo:font-size="4pt" fo:font-weight="bold" style:font-size-asian="4pt" style:font-weight-asian="bold" style:font-size-complex="4pt" style:font-weight-complex="bold"/>
    </style:style>
    <style:style style:name="P5" style:family="paragraph">
      <style:text-properties fo:color="#ffffff" fo:font-size="8pt" style:font-size-asian="8pt" style:font-size-complex="8pt"/>
    </style:style>
    <style:style style:name="P6" style:family="paragraph">
      <style:paragraph-properties fo:text-align="center"/>
      <style:text-properties fo:color="#ffffff" fo:font-size="8pt" style:font-size-asian="8pt" style:font-size-complex="8pt"/>
    </style:style>
    <style:style style:name="P7" style:family="paragraph">
      <style:paragraph-properties fo:text-align="end"/>
      <style:text-properties fo:color="#ffffff"/>
    </style:style>
    <style:style style:name="P8" style:family="paragraph">
      <style:paragraph-properties fo:text-align="end"/>
      <style:text-properties fo:color="#ffffff" fo:font-size="8pt" style:font-size-asian="8pt" style:font-size-complex="8pt"/>
    </style:style>
    <style:style style:name="P9" style:family="paragraph">
      <style:text-properties fo:color="#ffffff" fo:font-size="6pt" style:font-size-asian="6pt" style:font-size-complex="6pt"/>
    </style:style>
    <style:style style:name="P10" style:family="paragraph">
      <style:text-properties fo:color="#ffffff" fo:font-size="5pt" style:font-size-asian="5pt" style:font-size-complex="5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family="'Lucida Console'" style:font-family-generic="modern" style:font-pitch="fixed" fo:font-size="4pt" fo:font-weight="bold" style:font-size-asian="4pt" style:font-weight-asian="bold" style:font-size-complex="4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5pt" style:font-size-asian="6pt" style:font-size-complex="6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5cm" svg:height="5.4cm" draw:transform="rotate (3.1415926535892) translate (10.45cm 6.4cm)">
          <text:p/>
        </draw:rect>
        <draw:frame draw:style-name="gr2" draw:text-style-name="P2" draw:layer="layout" svg:width="2.9cm" svg:height="0.603cm" svg:x="3.8cm" svg:y="5.797cm">
          <draw:text-box>
            <text:p text:style-name="P2"><text:span text:style-name="T1">Sun rise set light</text:span></text:p>
          </draw:text-box>
        </draw:frame>
        <draw:frame draw:style-name="gr3" draw:text-style-name="P4" draw:layer="layout" svg:width="5.7cm" svg:height="0.7cm" svg:x="6.85cm" svg:y="5.8cm">
          <draw:text-box>
            <text:p text:style-name="P3"><text:span text:style-name="T2">|\/| _ <text:s/>_ <text:s/>_ <text:s/>_ <text:s/>_|_) __ <text:s/>o _ <text:s/>__| _</text:span></text:p>
            <text:p text:style-name="P3"><text:span text:style-name="T2">| <text:s/>|(/_(_|(_|| |_&gt;| <text:s/>| (_)|(/_(_ |_&gt;</text:span></text:p>
            <text:p text:style-name="P3"><text:span text:style-name="T2"><text:s text:c="8"/></text:span><text:span text:style-name="T2">_| <text:s text:c="14"/>_|</text:span></text:p>
          </draw:text-box>
        </draw:frame>
        <draw:frame draw:style-name="gr4" draw:text-style-name="P5" draw:layer="layout" svg:width="1.518cm" svg:height="0.569cm" svg:x="7.65cm" svg:y="2.7cm">
          <draw:text-box>
            <text:p text:style-name="P3"><text:span text:style-name="T3">Gamma</text:span></text:p>
          </draw:text-box>
        </draw:frame>
        <draw:frame draw:style-name="gr5" draw:text-style-name="P6" draw:layer="layout" svg:width="1.319cm" svg:height="0.569cm" svg:x="5.081cm" svg:y="2.681cm">
          <draw:text-box>
            <text:p text:style-name="P1"><text:span text:style-name="T3">Speed</text:span></text:p>
          </draw:text-box>
        </draw:frame>
        <draw:g>
          <draw:frame draw:style-name="gr6" draw:text-style-name="P8" draw:layer="layout" svg:width="1.298cm" svg:height="0.569cm" svg:x="1.002cm" svg:y="5.3cm">
            <draw:text-box>
              <text:p text:style-name="P7"><text:span text:style-name="T3">Power</text:span></text:p>
            </draw:text-box>
          </draw:frame>
          <draw:frame draw:style-name="gr7" draw:text-style-name="P9" draw:layer="layout" svg:width="0.904cm" svg:height="0.593cm" svg:x="1.048cm" svg:y="5.557cm">
            <draw:text-box>
              <text:p text:style-name="P3"><text:span text:style-name="T4">12v</text:span><text:span text:style-name="T5"> </text:span></text:p>
            </draw:text-box>
          </draw:frame>
          <draw:circle draw:style-name="gr8" draw:text-style-name="P1" draw:layer="layout" svg:width="0.15cm" svg:height="0.15cm" svg:x="1.702cm" svg:y="5.75cm">
            <text:p/>
          </draw:circle>
          <draw:rect draw:style-name="gr9" draw:text-style-name="P1" draw:layer="layout" svg:width="0.15cm" svg:height="0.25cm" svg:x="1.802cm" svg:y="5.7cm">
            <text:p/>
          </draw:rect>
          <draw:circle draw:style-name="gr10" draw:text-style-name="P1" draw:layer="layout" svg:width="0.05cm" svg:height="0.05cm" svg:x="1.752cm" svg:y="5.8cm">
            <text:p/>
          </draw:circle>
          <draw:frame draw:style-name="gr11" draw:text-style-name="P10" draw:layer="layout" svg:width="0.82cm" svg:height="0.45cm" svg:x="1.352cm" svg:y="5.6cm">
            <draw:text-box>
              <text:p text:style-name="P3"><text:span text:style-name="T6">- <text:s text:c="2"/>+</text:span></text:p>
            </draw:text-box>
          </draw:frame>
        </draw:g>
        <draw:frame draw:style-name="gr5" draw:text-style-name="P6" draw:layer="layout" svg:width="1.56cm" svg:height="0.569cm" svg:x="2.15cm" svg:y="2.681cm">
          <draw:text-box>
            <text:p text:style-name="P1"><text:span text:style-name="T3">Intensity</text:span></text:p>
          </draw:text-box>
        </draw:frame>
        <draw:frame draw:style-name="gr5" draw:text-style-name="P5" draw:layer="layout" svg:width="1.425cm" svg:height="0.569cm" svg:x="2.275cm" svg:y="4.45cm">
          <draw:text-box>
            <text:p text:style-name="P1"><text:span text:style-name="T3">Manual</text:span></text:p>
          </draw:text-box>
        </draw:frame>
        <draw:frame draw:style-name="gr5" draw:text-style-name="P5" draw:layer="layout" svg:width="1.175cm" svg:height="0.569cm" svg:x="7.825cm" svg:y="4.45cm">
          <draw:text-box>
            <text:p text:style-name="P3"><text:span text:style-name="T3">Rise</text:span></text:p>
          </draw:text-box>
        </draw:frame>
        <draw:frame draw:style-name="gr12" draw:text-style-name="P6" draw:layer="layout" svg:width="1.175cm" svg:height="0.7cm" svg:x="5.275cm" svg:y="4.4cm">
          <draw:text-box>
            <text:p text:style-name="P1"><text:span text:style-name="T3">Set</text:span></text:p>
          </draw:text-box>
        </draw:frame>
        <draw:path draw:style-name="gr13" draw:text-style-name="P1" draw:layer="layout" svg:width="0.499cm" svg:height="0.599cm" svg:x="8.15cm" svg:y="1.7cm" svg:viewBox="0 0 500 600" svg:d="M250 50c46 0 85 10 125 33 40 24 68 52 92 92 23 40 33 79 33 125s-10 85-33 125c-24 40-52 68-92 92-40 23-79 33-125 33s-85-10-125-33c-40-24-68-52-92-92-23-40-33-79-33-125s10-85 33-125c24-40 52-68 92-92 40-23 79-33 125-33zM250 0v600zM0 300h500z">
          <text:p/>
        </draw:path>
        <draw:path draw:style-name="gr13" draw:text-style-name="P1" draw:layer="layout" svg:width="0.499cm" svg:height="0.599cm" svg:x="5.5cm" svg:y="1.7cm" svg:viewBox="0 0 500 600" svg:d="M250 50c46 0 85 10 125 33 40 24 68 52 92 92 23 40 33 79 33 125s-10 85-33 125c-24 40-52 68-92 92-40 23-79 33-125 33s-85-10-125-33c-40-24-68-52-92-92-23-40-33-79-33-125s10-85 33-125c24-40 52-68 92-92 40-23 79-33 125-33zM250 0v600zM0 300h500z">
          <text:p/>
        </draw:path>
        <draw:path draw:style-name="gr13" draw:text-style-name="P1" draw:layer="layout" svg:width="0.499cm" svg:height="0.599cm" svg:x="2.75cm" svg:y="1.7cm" svg:viewBox="0 0 500 600" svg:d="M250 50c46 0 85 10 125 33 40 24 68 52 92 92 23 40 33 79 33 125s-10 85-33 125c-24 40-52 68-92 92-40 23-79 33-125 33s-85-10-125-33c-40-24-68-52-92-92-23-40-33-79-33-125s10-85 33-125c24-40 52-68 92-92 40-23 79-33 125-33zM250 0v600zM0 300h500z">
          <text:p/>
        </draw:path>
        <draw:path draw:style-name="gr13" draw:text-style-name="P1" draw:layer="layout" svg:width="0.499cm" svg:height="0.599cm" svg:x="8.15cm" svg:y="3.65cm" svg:viewBox="0 0 500 600" svg:d="M250 50c46 0 85 10 125 33 40 24 68 52 92 92 23 40 33 79 33 125s-10 85-33 125c-24 40-52 68-92 92-40 23-79 33-125 33s-85-10-125-33c-40-24-68-52-92-92-23-40-33-79-33-125s10-85 33-125c24-40 52-68 92-92 40-23 79-33 125-33zM250 0v600zM0 300h500z">
          <text:p/>
        </draw:path>
        <draw:path draw:style-name="gr13" draw:text-style-name="P1" draw:layer="layout" svg:width="0.499cm" svg:height="0.599cm" svg:x="5.5cm" svg:y="3.65cm" svg:viewBox="0 0 500 600" svg:d="M250 50c46 0 85 10 125 33 40 24 68 52 92 92 23 40 33 79 33 125s-10 85-33 125c-24 40-52 68-92 92-40 23-79 33-125 33s-85-10-125-33c-40-24-68-52-92-92-23-40-33-79-33-125s10-85 33-125c24-40 52-68 92-92 40-23 79-33 125-33zM250 0v600zM0 300h500z">
          <text:p/>
        </draw:path>
        <draw:path draw:style-name="gr13" draw:text-style-name="P1" draw:layer="layout" svg:width="0.499cm" svg:height="0.599cm" svg:x="2.75cm" svg:y="3.65cm" svg:viewBox="0 0 500 600" svg:d="M250 50c46 0 85 10 125 33 40 24 68 52 92 92 23 40 33 79 33 125s-10 85-33 125c-24 40-52 68-92 92-40 23-79 33-125 33s-85-10-125-33c-40-24-68-52-92-92-23-40-33-79-33-125s10-85 33-125c24-40 52-68 92-92 40-23 79-33 125-33zM250 0v600zM0 300h5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9-15T15:11:55.96</meta:creation-date>
    <dc:date>2020-09-25T16:22:58.39</dc:date>
    <meta:editing-duration>PT1H9M33S</meta:editing-duration>
    <meta:editing-cycles>3</meta:editing-cycles>
    <meta:generator>OpenOffice/4.1.7$Win32 OpenOffice.org_project/417m1$Build-9800</meta:generator>
    <meta:print-date>2020-09-25T16:04:33.15</meta:print-date>
    <meta:document-statistic meta:object-count="22"/>
  </office:meta>
</office:document-meta>
</file>